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20662" officeooo:paragraph-rsid="00120662"/>
    </style:style>
    <style:style style:name="P2" style:family="paragraph" style:parent-style-name="Text_20_body">
      <style:paragraph-properties fo:text-align="justify" style:justify-single-word="false"/>
      <style:text-properties officeooo:rsid="0013b694" officeooo:paragraph-rsid="0013b694"/>
    </style:style>
    <style:style style:name="P3" style:family="paragraph" style:parent-style-name="Text_20_body">
      <style:paragraph-properties fo:text-align="justify" style:justify-single-word="false"/>
      <style:text-properties officeooo:rsid="0013b694" officeooo:paragraph-rsid="001489d1"/>
    </style:style>
    <style:style style:name="P4" style:family="paragraph" style:parent-style-name="Header">
      <style:text-properties officeooo:rsid="00120662" officeooo:paragraph-rsid="00120662"/>
    </style:style>
    <style:style style:name="P5" style:family="paragraph" style:parent-style-name="Heading_20_2">
      <style:text-properties officeooo:rsid="00120662" officeooo:paragraph-rsid="00120662"/>
    </style:style>
    <style:style style:name="P6" style:family="paragraph" style:parent-style-name="Heading_20_3">
      <style:text-properties officeooo:rsid="0013b694" officeooo:paragraph-rsid="0013b694"/>
    </style:style>
    <style:style style:name="P7" style:family="paragraph" style:parent-style-name="Heading_20_1">
      <style:text-properties officeooo:rsid="00120662" officeooo:paragraph-rsid="00120662"/>
    </style:style>
    <style:style style:name="P8" style:family="paragraph">
      <style:paragraph-properties fo:text-align="center"/>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13b694"/>
    </style:style>
    <style:style style:name="T2" style:family="text">
      <style:text-properties officeooo:rsid="001489d1"/>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draw:textarea-horizontal-align="justify" draw:textarea-vertical-align="middle" draw:auto-grow-height="false" fo:min-height="3.493cm" fo:min-width="4.577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top" draw:auto-grow-height="false" fo:min-height="3.016cm" fo:min-width="3.731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953cm" fo:min-width="2.036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top" draw:auto-grow-height="false" fo:min-height="3.334cm" fo:min-width="4.657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794cm" fo:min-width="2.058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293cm" fo:min-width="10.74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Entrega Lenguaje de marcas, Mi hotel.</text:h>
      <text:h text:style-name="P5" text:outline-level="2">Estudio y diseño previo.</text:h>
      <text:h text:style-name="P6" text:outline-level="3">Análisis</text:h>
      <text:p text:style-name="P1">Se trata del diseño para la pagina de un hotel, como tal tiene que tener una doble función tanto publicitaria como practica, debe exponer las instalaciones y las características, este apartado tiene que ser lo mas vistoso posible. También tiene que haber una sección con información sencilla y rápida de leer para aquel cliente que busca mas seleccionar lo que desea y no es necesario captar su atención(numero de camas, equipación de la habitación, extras como gimnasio etc).</text:p>
      <text:p text:style-name="P1">La segunda parte es la de las reservas que nos tiene que <text:span text:style-name="T1">permitir recoger todos los datos relevantes del cliente y lo que desea, después de este paso es interesante implementar un cuestionario de satisfacción para tener el “feedback” de lo que le ha parecido el servicio ofrecido a partir de la pagina.</text:span></text:p>
      <text:h text:style-name="P6" text:outline-level="3">Diseño</text:h>
      <text:p text:style-name="P2">Para empezar un punto común de partida a través de una pagina de inicio, lo primero exponer de la forma mas vistosa, una vez pasada esta primera parta in mediatamente introducir 2 posibilidades, el enlace a una sección con la información de los servicios y las habitaciones llamada “informacion y precios” y otra llamada reservar llamada “reservas” . </text:p>
      <text:p text:style-name="P3">En la sección de información y precios debe exponerse de forma mas esquemática para esto se usara una tabla en la que el cliente pueda leer rápidamente toda la información que necesita, en primer lugar aparecerán las habitaciones y sus <text:span text:style-name="T2">características</text:span>, <text:span text:style-name="T2">a continuación los servicios secundarios y como acceder a ellos (restauración, gimnasio, piscina etc) al final habrá un pie de pagina en el que se ofrezcan los datos de contacto por si se necesita mas información y un enlace para volver a la pagina principal y otro para las reservas.</text:span></text:p>
      <text:p text:style-name="P3"><text:span text:style-name="T2">La parte de las reservas es para reservas, es in prescindible que sea clara e intuitiva para el cliente, <text:s/>evitar errores en este proceso ahorrara tanto tiempo de trabajo como insatisfacción por parte del cliente. Al final se ofrecerá la posibilidad de rellenar una encuesta voluntaria con las impresiones del cliente y que tal le ha parecido la pagina. </text:span><text:s text:c="3"/></text:p>
      <text:p text:style-name="P2"><draw:custom-shape text:anchor-type="paragraph" draw:z-index="0" draw:name="Forma1" draw:style-name="gr1" draw:text-style-name="P8" svg:width="4.578cm" svg:height="3.493cm" svg:x="5.84cm" svg:y="-0.235cm"><text:p text:style-name="P8">Pagina principal</text:p><text:p text:style-name="P8">“informacion”- “reservas”</text:p><draw:enhanced-geometry svg:viewBox="0 0 21600 21600" draw:type="rectangle" draw:enhanced-path="M 0 0 L 21600 0 21600 21600 0 21600 0 0 Z N"/></draw:custom-shape><draw:custom-shape text:anchor-type="paragraph" draw:z-index="1" draw:name="Forma2" draw:style-name="gr2" draw:text-style-name="P10" svg:width="3.731cm" svg:height="3.017cm" svg:x="-0.43cm" svg:y="0.242cm"><text:p text:style-name="P9"><text:span text:style-name="T3">Habitaciones </text:span></text:p><text:p text:style-name="P9"><text:span text:style-name="T3">Reservas</text:span></text:p><text:p text:style-name="P9"><text:span text:style-name="T3"/></text:p><text:p text:style-name="P9"><text:span text:style-name="T3"/></text:p><text:p text:style-name="P9"><text:span text:style-name="T3">“</text:span><text:span text:style-name="T3">reservas” - “p.prin”</text:span></text:p><text:p text:style-name="P9"><text:span text:style-name="T3">contacto</text:span></text:p><draw:enhanced-geometry svg:viewBox="0 0 21600 21600" draw:type="rectangle" draw:enhanced-path="M 0 0 L 21600 0 21600 21600 0 21600 0 0 Z N"/></draw:custom-shape><draw:custom-shape text:anchor-type="paragraph" draw:z-index="3" draw:name="Forma4" draw:style-name="gr4" draw:text-style-name="P10" svg:width="4.657cm" svg:height="3.335cm" svg:x="12.984cm" svg:y="0.056cm"><text:p text:style-name="P9"><text:span text:style-name="T3"/></text:p><text:p text:style-name="P9"><text:span text:style-name="T3">Datos</text:span></text:p><text:p text:style-name="P9"><text:span text:style-name="T3"/></text:p><text:p text:style-name="P9"><text:span text:style-name="T3">Encuesta</text:span></text:p><text:p text:style-name="P9"><text:span text:style-name="T3"/></text:p><text:p text:style-name="P9"><text:span text:style-name="T3">“</text:span><text:span text:style-name="T3">p.prin” - “informacion”</text:span></text:p><draw:enhanced-geometry svg:viewBox="0 0 21600 21600" draw:type="rectangle" draw:enhanced-path="M 0 0 L 21600 0 21600 21600 0 21600 0 0 Z N"/></draw:custom-shape><draw:custom-shape text:anchor-type="paragraph" draw:z-index="5" draw:name="Forma6" draw:style-name="gr6" svg:width="13.415cm" svg:height="0.583cm" svg:x="1.289cm" svg:y="3.5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draw:custom-shape text:anchor-type="paragraph" draw:z-index="4" draw:name="Forma5" draw:style-name="gr5" svg:width="2.567cm" svg:height="1.588cm" svg:x="10.418cm" svg:y="0.12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 draw:name="Forma3" draw:style-name="gr3" svg:width="2.541cm" svg:height="1.906cm" svg:x="3.3cm" svg:y="-0.0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
      <text:p text:style-name="P2"/>
      <text:p text:style-name="P2"/>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0662" officeooo:paragraph-rsid="001206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avier González Ri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0:16:06.488744017</meta:creation-date>
    <dc:date>2017-11-17T12:06:52.460499691</dc:date>
    <meta:editing-duration>PT1H7M12S</meta:editing-duration>
    <meta:editing-cycles>2</meta:editing-cycles>
    <meta:generator>LibreOffice/5.1.6.2$Linux_X86_64 LibreOffice_project/10m0$Build-2</meta:generator>
    <meta:document-statistic meta:table-count="0" meta:image-count="0" meta:object-count="0" meta:page-count="2" meta:paragraph-count="10" meta:word-count="354" meta:character-count="2118" meta:non-whitespace-character-count="1768"/>
  </office:meta>
</office:document-meta>
</file>